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Writer.write( OutputStream xml , NodeTypeDef [ ] types , NamespaceRegistry regist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TypeWriter.addChildNodeDef( NodeDef d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NodeTypeWriter.NodeTypeWriter( NamespaceRegistry regis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TypeWriter.write( OutputStream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Writer.addNodeTypeDef( NodeTypeDef de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NodeTypeWriter.addPropDef( PropDef def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